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able_20_Contents">
      <style:text-properties officeooo:rsid="00251d27" officeooo:paragraph-rsid="000dd02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04c2a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7e9c7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Azione_20_sistema" style:list-style-name="Numerazione_20_UC">
      <style:text-properties officeooo:rsid="00104c2a" officeooo:paragraph-rsid="00104c2a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3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P14" style:family="paragraph" style:parent-style-name="Azione_20_attore" style:list-style-name="Numerazione_20_UC">
      <style:text-properties officeooo:rsid="000db710" officeooo:paragraph-rsid="00104c2a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attore">
      <style:paragraph-properties fo:margin-left="0cm" fo:margin-right="0cm" fo:text-indent="0cm" style:auto-text-indent="false"/>
      <style:text-properties fo:font-weight="normal" officeooo:rsid="0013fa08" officeooo:paragraph-rsid="0013fa08" style:font-weight-asian="normal" style:font-weight-complex="normal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104c2a" style:font-weight-asian="normal" style:font-weight-complex="normal"/>
    </style:style>
    <style:style style:name="T6" style:family="text">
      <style:text-properties fo:font-weight="normal" officeooo:rsid="0013df2b" style:font-weight-asian="normal" style:font-weight-complex="normal"/>
    </style:style>
    <style:style style:name="T7" style:family="text">
      <style:text-properties fo:font-weight="normal" officeooo:rsid="001211d7" style:font-weight-asian="normal" style:font-weight-complex="normal"/>
    </style:style>
    <style:style style:name="T8" style:family="text">
      <style:text-properties fo:font-weight="bold" officeooo:rsid="0012f53f" style:font-weight-asian="bold" style:font-weight-complex="bold"/>
    </style:style>
    <style:style style:name="T9" style:family="text">
      <style:text-properties fo:font-weight="bold" officeooo:rsid="00104c2a" style:font-weight-asian="bold" style:font-weight-complex="bold"/>
    </style:style>
    <style:style style:name="T10" style:family="text">
      <style:text-properties fo:font-weight="bold" officeooo:rsid="0013df2b" style:font-weight-asian="bold" style:font-weight-complex="bold"/>
    </style:style>
    <style:style style:name="T11" style:family="text">
      <style:text-properties officeooo:rsid="000f2ffc"/>
    </style:style>
    <style:style style:name="T12" style:family="text">
      <style:text-properties officeooo:rsid="000ad213"/>
    </style:style>
    <style:style style:name="T13" style:family="text">
      <style:text-properties officeooo:rsid="0010f5f8"/>
    </style:style>
    <style:style style:name="T14" style:family="text">
      <style:text-properties officeooo:rsid="001211d7"/>
    </style:style>
    <style:style style:name="T15" style:family="text">
      <style:text-properties officeooo:rsid="0013df2b"/>
    </style:style>
    <style:style style:name="T16" style:family="text">
      <style:text-properties officeooo:rsid="0013fd15"/>
    </style:style>
    <style:style style:name="T17" style:family="text">
      <style:text-properties officeooo:rsid="000dd021"/>
    </style:style>
    <style:style style:name="T18" style:family="text">
      <style:text-properties officeooo:rsid="001643c3"/>
    </style:style>
    <style:style style:name="T19" style:family="text">
      <style:text-properties officeooo:rsid="0017e9c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4">Cancellazione</text:span><text:span text:style-name="T13">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36075" text:style-name="Numerazione_20_UC">
              <text:list-item>
                <text:p text:style-name="P14"><text:span text:style-name="T2">L'utente </text:span><text:s/>accede alla sezione Questionari <text:span text:style-name="T2">(</text:span><text:span text:style-name="T4">include</text:span><text:span text:style-name="T8"> Visualizza Questionari </text:span><text:span text:style-name="T4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3">2. </text:span><text:span text:style-name="T7">Il sistema mostra all'utente la lista dei questionari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12"><text:span text:style-name="T16">3</text:span>. L'utente <text:span text:style-name="T15">seleziona il questionari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1"><text:s text:c="30"/></text:span><text:span text:style-name="T16">4</text:span><text:span text:style-name="T1">.</text:span>Il sistema <text:span text:style-name="T15">visualizza i dettagli del questionario(</text:span><text:span text:style-name="T10">include Visualizza Dettagli Questionario</text:span><text:span text:style-name="T6">)</text:span></text:p>
                            <text:p text:style-name="P16"><text:span text:style-name="T16">5</text:span>. L'utente cancella il questionari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un messaggio di successo dell'operazione e mostra l</text:span><text:span text:style-name="T14">a lista </text:span><text:span text:style-name="T1">dei questionari aggiornato(</text:span><text:span text:style-name="T9">include Visualizza Questionari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15494" text:style-name="L1">
              <text:list-item>
                <text:p text:style-name="P9"><text:span text:style-name="T11">Nel caso di un errore utente, il sistema mostra all’utente un messaggio di errore che </text:span>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<text:span text:style-name="T18">di cancellazione </text:span>non dovrà richi<text:span text:style-name="T17">e</text:span>dere piu' di <text:span text:style-name="T18">3</text:span> secondi</text:p>
          </table:table-cell>
        </table:table-row>
      </table:table>
      <text:p text:style-name="P8"/>
      <text:p text:style-name="P10"><text:span text:style-name="T19">UC_H_22_cancellazione_questionario: </text:span><text:span text:style-name="T14">Cancellazione</text:span><text:span text:style-name="T13"> Question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M26S</meta:editing-duration>
    <meta:editing-cycles>12</meta:editing-cycles>
    <meta:generator>LibreOffice/3.6$Windows_x86 LibreOffice_project/da8c1e6-fd468f4-454e206-f42a4a9-143cfd</meta:generator>
    <dc:date>2012-10-22T23:53:28.96</dc:date>
    <meta:document-statistic meta:table-count="1" meta:image-count="0" meta:object-count="0" meta:page-count="1" meta:paragraph-count="21" meta:word-count="122" meta:character-count="959" meta:non-whitespace-character-count="827"/>
  </office:meta>
</office:document-meta>
</file>